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7cm" svg:y="0.1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4.878cm" svg:height="8.368cm" svg:x="0.022cm" svg:y="1.1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3:46:30.103882142</dc:date>
    <meta:editing-duration>PT5M2S</meta:editing-duration>
    <meta:editing-cycles>24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879cm" svg:height="8.369cm" xlink:href="." xlink:type="simple" chart:class="chart:scatter" chart:style-name="ch1">
        <chart:plot-area chart:style-name="ch2" chart:data-source-has-labels="both" svg:x="0.297cm" svg:y="0.167cm" svg:width="14.285cm" svg:height="8.035cm">
          <chart:coordinate-region svg:x="0.443cm" svg:y="0.366cm" svg:width="14.045cm" svg:height="7.637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